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erriweather" svg:font-family="Merriweather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Heading1" style:master-page-name="MP0" style:family="paragraph">
      <style:paragraph-properties fo:break-before="page" style:page-number="1"/>
      <style:text-properties style:font-name="Merriweather" style:font-name-asian="Merriweather" style:font-name-complex="Merriweather"/>
    </style:style>
    <style:style style:name="P2" style:parent-style-name="Heading3" style:family="paragraph">
      <style:text-properties style:font-name="Merriweather" style:font-name-asian="Merriweather" style:font-name-complex="Merriweather"/>
    </style:style>
    <style:style style:name="P3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4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5" style:parent-style-name="Heading3" style:family="paragraph">
      <style:text-properties style:font-name="Merriweather" style:font-name-asian="Merriweather" style:font-name-complex="Merriweather"/>
    </style:style>
    <style:style style:name="P6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7" style:parent-style-name="Normal" style:family="paragraph">
      <style:paragraph-properties fo:text-indent="0.5in"/>
      <style:text-properties style:font-name="Merriweather" style:font-name-asian="Merriweather" style:font-name-complex="Merriweather" fo:font-size="12pt" style:font-size-asian="12pt" style:font-size-complex="12pt"/>
    </style:style>
    <style:style style:name="P8" style:parent-style-name="Heading3" style:family="paragraph">
      <style:text-properties style:font-name="Merriweather" style:font-name-asian="Merriweather" style:font-name-complex="Merriweather"/>
    </style:style>
    <style:style style:name="P9" style:parent-style-name="Normal" style:family="paragraph">
      <style:text-properties style:font-name="Merriweather" style:font-name-asian="Merriweather" style:font-name-complex="Merriweather" fo:font-weight="bold" style:font-weight-asian="bold" fo:font-size="12pt" style:font-size-asian="12pt" style:font-size-complex="12pt"/>
    </style:style>
    <style:style style:name="P10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11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12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13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14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15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16" style:parent-style-name="Heading3" style:family="paragraph">
      <style:text-properties style:font-name="Merriweather" style:font-name-asian="Merriweather" style:font-name-complex="Merriweather"/>
    </style:style>
    <style:style style:name="P17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18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19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20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21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22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23" style:parent-style-name="Heading3" style:family="paragraph">
      <style:text-properties style:font-name="Merriweather" style:font-name-asian="Merriweather" style:font-name-complex="Merriweather"/>
    </style:style>
    <style:style style:name="P24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25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26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27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28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29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30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31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32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33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34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35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  <style:style style:name="P36" style:parent-style-name="Normal" style:family="paragraph">
      <style:text-properties style:font-name="Merriweather" style:font-name-asian="Merriweather" style:font-name-complex="Merriweather" fo:font-size="12pt" style:font-size-asian="12pt" style:font-size-complex="12pt"/>
    </style:style>
  </office:automatic-styles>
  <office:body>
    <office:text text:use-soft-page-breaks="true">
      <text:h text:style-name="P1" text:outline-level="1"><text:bookmark-start text:name="_gjdgxs"/><text:bookmark-end text:name="_gjdgxs"/>MarmiTECH</text:h>
      <text:h text:style-name="P2" text:outline-level="3"><text:bookmark-start text:name="_30j0zll"/><text:bookmark-end text:name="_30j0zll"/>Quem somos nós</text:h>
      <text:p text:style-name="P3"/>
      <text:p text:style-name="P4"><text:tab/>A MarmiTECH é uma empresa de produção e entrega de marmitas baseada na cidade de Rio Claro/SP. Entregamos marmitas apenas na cidade.</text:p>
      <text:h text:style-name="P5" text:outline-level="3"><text:bookmark-start text:name="_1fob9te"/><text:bookmark-end text:name="_1fob9te"/>Problema Principal</text:h>
      <text:p text:style-name="P6"/>
      <text:p text:style-name="P7">Os clientes andam reclamando que as marmitas tem chegado frias devido ao longo tempo de entrega.<text:s/></text:p>
      <text:h text:style-name="P8" text:outline-level="3"><text:bookmark-start text:name="_3znysh7"/><text:bookmark-end text:name="_3znysh7"/>Descrição do problema</text:h>
      <text:p text:style-name="P9"/>
      <text:list text:style-name="LFO1" text:continue-numbering="true">
        <text:list-item>
          <text:p text:style-name="P10">Atualmente, entregamos as marmitas em grupos de 10 unidades, ou seja, é preciso acumular <text:s/>um número de dez marmitas no setor de entrega, para<text:s/><text:soft-page-break/>que então sejam delegadas a um entregador. Isto não implica que as dez marmitas são de um mesmo cliente, podendo ser de clientes variados.</text:p>
        </text:list-item>
        <text:list-item>
          <text:p text:style-name="P11">Cada entregador só pode sair da unidade com dez marmitas no bag, sendo irrelevante o endereço dos clientes associados a cada marmita.</text:p>
        </text:list-item>
        <text:list-item>
          <text:p text:style-name="P12">Calculamos que o entregador gasta em média cinco minutos parado no local de entrega. Este tempo é composto de determinadas ações, como: retirar a marmita do bag, verificar o nome do cliente na ficha, chamar o cliente no endereço, entregá-la ao cliente, coletar o pagamento, e verificar qual é o endereço mais próximo para a próxima entrega.</text:p>
          <text:list text:continue-numbering="true">
            <text:list-item>
              <text:p text:style-name="P13">Como pode ser visto, a definição da rota é de responsabilidade do entregador.</text:p>
            </text:list-item>
            <text:list-item>
              <text:p text:style-name="P14">Neste cálculo não foi considerado o tempo gasto em percurso.</text:p>
            </text:list-item>
          </text:list>
        </text:list-item>
      </text:list>
      <text:p text:style-name="P15"/>
      <text:h text:style-name="P16" text:outline-level="3"><text:bookmark-start text:name="_2et92p0"/><text:bookmark-end text:name="_2et92p0"/>Intenção da resolução</text:h>
      <text:p text:style-name="Normal"/>
      <text:p text:style-name="P17">Gostaríamos de otimizar as entregas para que:<text:s/></text:p>
      <text:list text:style-name="LFO3" text:continue-numbering="true">
        <text:list-item>
          <text:p text:style-name="P18">não haja gargalos na entrega;</text:p>
        </text:list-item>
        <text:list-item>
          <text:p text:style-name="P19">as marmitas não cheguem frias;<text:s/></text:p>
        </text:list-item>
        <text:list-item>
          <text:p text:style-name="P20">os clientes não esperem tanto;</text:p>
        </text:list-item>
        <text:list-item>
          <text:p text:style-name="P21">os entregadores não percam tanto tempo atravessando a cidade;</text:p>
        </text:list-item>
      </text:list>
      <text:p text:style-name="P22"/>
      <text:h text:style-name="P23" text:outline-level="3"><text:bookmark-start text:name="_tyjcwt"/><text:bookmark-end text:name="_tyjcwt"/>Informações da ficha que vem com a marmita</text:h>
      <text:p text:style-name="P24"/>
      <text:list text:style-name="LFO2" text:continue-numbering="true">
        <text:list-item>
          <text:p text:style-name="P25">Recebemos uma ficha com informações da marmita que é gerada no setor de atendimento. Ela passa por todos os processos até chegar no nosso departamento com as seguintes informações:</text:p>
          <text:list text:continue-numbering="true">
            <text:list-item>
              <text:p text:style-name="P26">horário do pedido;</text:p>
            </text:list-item>
            <text:list-item>
              <text:p text:style-name="P27">nome do cliente;</text:p>
            </text:list-item>
            <text:list-item>
              <text:p text:style-name="P28">endereço de entrega;</text:p>
            </text:list-item>
            <text:list-item>
              <text:p text:style-name="P29">estado de pagamento: se foi pago, ou o valor se não foi pago.</text:p>
            </text:list-item>
            <text:list-item>
              <text:p text:style-name="P30">método de pagamento se não foi pago: dinheiro, pix, cartões;</text:p>
            </text:list-item>
            <text:list-item>
              <text:p text:style-name="P31">valor do troco, caso o método de pagamento seja dinheiro e caso seja necessário o troco.</text:p>
            </text:list-item>
            <text:list-item>
              <text:p text:style-name="P32">e outras informações relevantes para outros<text:s/>departamentos e que não julgamos relevantes para o nosso departamento de entregas.</text:p>
            </text:list-item>
          </text:list>
        </text:list-item>
      </text:list>
      <text:p text:style-name="P33"/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erriweather" svg:font-family="Merriweather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rd</dc:creator>
    <meta:creation-date>2023-12-11T02:08:00Z</meta:creation-date>
    <dc:date>2023-12-11T02:08:00Z</dc:date>
    <meta:template xlink:href="Normal" xlink:type="simple"/>
    <meta:editing-cycles>2</meta:editing-cycles>
    <meta:editing-duration>PT0S</meta:editing-duration>
    <meta:document-statistic meta:page-count="3" meta:paragraph-count="4" meta:word-count="305" meta:character-count="2044" meta:row-count="14" meta:non-whitespace-character-count="1743"/>
  </office:meta>
</office:document-meta>
</file>